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Standard">
      <style:text-properties style:font-name="Arial"/>
    </style:style>
    <style:style style:name="P3" style:family="paragraph" style:parent-style-name="Standard">
      <style:text-properties fo:color="#3c3c3c" style:text-outline="false" style:text-line-through-style="none" style:font-name="Arial" fo:font-size="12pt" fo:letter-spacing="normal" fo:font-style="normal" fo:text-shadow="none" style:text-underline-style="none" fo:font-weight="normal" style:letter-kerning="false"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P4" style:family="paragraph" style:parent-style-name="Text_20_body" style:list-style-name="">
      <style:text-properties style:font-name="Arial"/>
    </style:style>
    <style:style style:name="P5" style:family="paragraph" style:parent-style-name="Text_20_body" style:list-style-name=""/>
    <style:style style:name="P6" style:family="paragraph" style:parent-style-name="Heading_20_1" style:list-style-name="">
      <style:text-properties style:font-name="Arial"/>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style:font-name="Arial"/>
    </style:style>
    <style:style style:name="T1" style:family="text">
      <style:text-properties style:font-name="Ari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Useful links for Processing</text:h>
      <text:h text:style-name="P4" text:outline-level="1">The main page of the processing.js language</text:h>
      <text:h text:style-name="P4" text:outline-level="1"><text:a xlink:type="simple" xlink:href="http://processingjs.org/">http://processingjs.org/</text:a></text:h>
      <text:h text:style-name="P4" text:outline-level="1"/>
      <text:h text:style-name="P4" text:outline-level="1">The complete reference to processing.js is found at</text:h>
      <text:h text:style-name="P4" text:outline-level="1"><text:a xlink:type="simple" xlink:href="http://processingjs.org/reference/">http://processingjs.org/reference/</text:a></text:h>
      <text:h text:style-name="P4" text:outline-level="1"/>
      <text:h text:style-name="P4" text:outline-level="1">Useful processing examples are found at</text:h>
      <text:h text:style-name="P4" text:outline-level="1"><text:a xlink:type="simple" xlink:href="http://processing.org/examples/">http://processing.org/examples/</text:a></text:h>
      <text:h text:style-name="P4" text:outline-level="1"/>
      <text:h text:style-name="P4" text:outline-level="1">Processing in eclipse</text:h>
      <text:h text:style-name="P4" text:outline-level="1"><text:a xlink:type="simple" xlink:href="http://processing.org/tutorials/eclipse/">http://processing.org/tutorials/eclipse/</text:a></text:h>
      <text:h text:style-name="P4" text:outline-level="1"/>
      <text:h text:style-name="P4" text:outline-level="1">The collide function of the TerminaGraph.pde <text:s/>is inspired by </text:h>
      <text:h text:style-name="P5" text:outline-level="1"><text:a xlink:type="simple" xlink:href="http://processing.org/examples/bouncybubbles.html"><text:span text:style-name="T1">http://processing.org/examples/bouncybubbles.html</text:span></text:a></text:h>
      <text:h text:style-name="P4" text:outline-level="1"/>
      <text:h text:style-name="P4" text:outline-level="1"/>
      <text:h text:style-name="P8" text:outline-level="1">TerminaMain.pde</text:h>
      <text:p text:style-name="P2"><draw:frame draw:style-name="fr1" draw:name="Objekt1" text:anchor-type="paragraph" svg:x="-0.676cm" svg:y="1.048cm" svg:width="18.299cm" svg:height="12.748cm" draw:z-index="0"><draw:object xlink:href="./Object 1" xlink:type="simple" xlink:show="embed" xlink:actuate="onLoad"/><draw:image xlink:href="./ObjectReplacements/Object 1" xlink:type="simple" xlink:show="embed" xlink:actuate="onLoad"/></draw:frame>Main file for the sketch during the game. Implements the processing methods setup() and draw(). </text:p>
      <text:p text:style-name="P2"><text:s/></text:p>
      <text:h text:style-name="P8" text:outline-level="1">TerminaGraph.pde</text:h>
      <text:p text:style-name="P3">A Class that contains all objects that are displayed during the game, and provides the nescessary methods.</text:p>
      <text:p text:style-name="P2"/>
      <text:p text:style-name="P2"/>
      <text:h text:style-name="P6" text:outline-level="1"><draw:frame draw:style-name="fr2" draw:name="Objekt2" text:anchor-type="paragraph" svg:width="18.299cm" svg:height="19.041cm" draw:z-index="1"><draw:object xlink:href="./Object 2" xlink:type="simple" xlink:show="embed" xlink:actuate="onLoad"/><draw:image xlink:href="./ObjectReplacements/Object 2" xlink:type="simple" xlink:show="embed" xlink:actuate="onLoad"/></draw:frame></text:h>
      <text:h text:style-name="P8" text:outline-level="1">Vertex.pde</text:h>
      <text:p text:style-name="P2">A vertex is a displayable representation of a tag given during the termina game. </text:p>
      <text:p text:style-name="P2"/>
      <text:p text:style-name="P2"/>
      <text:p text:style-name="P2"><draw:frame draw:style-name="fr2" draw:name="Objekt3" text:anchor-type="paragraph" svg:width="18.299cm" svg:height="18.875cm" draw:z-index="2"><draw:object xlink:href="./Object 3" xlink:type="simple" xlink:show="embed" xlink:actuate="onLoad"/><draw:image xlink:href="./ObjectReplacements/Object 3" xlink:type="simple" xlink:show="embed" xlink:actuate="onLoad"/></draw:frame></text:p>
      <text:h text:style-name="P7" text:outline-level="1">ActionVertex.pde</text:h>
      <text:p text:style-name="P1">Extends the Vertex class. Represents an active vertex that can be clicked.</text:p>
      <text:p text:style-name="P1"/>
      <text:p text:style-name="P1"><draw:frame draw:style-name="fr3" draw:name="Objekt7" text:anchor-type="paragraph" svg:width="13.778cm" svg:height="8.655cm" draw:z-index="6"><draw:object xlink:href="./Object 7" xlink:type="simple" xlink:show="embed" xlink:actuate="onLoad"/><draw:image xlink:href="./ObjectReplacements/Object 7" xlink:type="simple" xlink:show="embed" xlink:actuate="onLoad"/></draw:frame></text:p>
      <text:h text:style-name="P8" text:outline-level="1">TerminaResultsMain.pde</text:h>
      <text:p text:style-name="P2">Main file for the sketch after the game. Implements the processing methods setup() and draw().</text:p>
      <text:p text:style-name="P2"/>
      <text:p text:style-name="P2"><draw:frame draw:style-name="fr2" draw:name="Objekt4" text:anchor-type="paragraph" svg:width="18.299cm" svg:height="20.13cm" draw:z-index="3"><draw:object xlink:href="./Object 4" xlink:type="simple" xlink:show="embed" xlink:actuate="onLoad"/><draw:image xlink:href="./ObjectReplacements/Object 4" xlink:type="simple" xlink:show="embed" xlink:actuate="onLoad"/></draw:frame></text:p>
      <text:h text:style-name="P8" text:outline-level="1">ResultGraph.pde</text:h>
      <text:p text:style-name="P2">Extends TerminaGraph. Contains several lists of vertices to represent different kind of tags. Contains an RoundedArc object.</text:p>
      <text:p text:style-name="P2"/>
      <text:p text:style-name="P2"><draw:frame draw:style-name="fr2" draw:name="Objekt5" text:anchor-type="paragraph" svg:width="19.373cm" svg:height="19.958cm" draw:z-index="4"><draw:object xlink:href="./Object 5" xlink:type="simple" xlink:show="embed" xlink:actuate="onLoad"/><draw:image xlink:href="./ObjectReplacements/Object 5" xlink:type="simple" xlink:show="embed" xlink:actuate="onLoad"/></draw:frame></text:p>
      <text:h text:style-name="P8" text:outline-level="1">RoundedArc.pde</text:h>
      <text:p text:style-name="P2">An displayable object that is used to highlight the tags that were given by the current user.</text:p>
      <text:p text:style-name="P2"/>
      <text:p text:style-name="P2"><draw:frame draw:style-name="fr2" draw:name="Objekt6" text:anchor-type="paragraph" svg:width="17.127cm" svg:height="13.861cm" draw:z-index="5"><draw:object xlink:href="./Object 6" xlink:type="simple" xlink:show="embed" xlink:actuate="onLoad"/><draw:image xlink:href="./ObjectReplacements/Object 6"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plomarbeit </meta:initial-creator>
    <meta:creation-date>2013-06-12T11:26:15</meta:creation-date>
    <dc:date>2013-06-28T10:29:26</dc:date>
    <dc:creator>Fabian Kneissl</dc:creator>
    <meta:editing-duration>PT26M12S</meta:editing-duration>
    <meta:editing-cycles>8</meta:editing-cycles>
    <meta:generator>LibreOffice/3.5$Linux_X86_64 LibreOffice_project/350m1$Build-2</meta:generator>
    <meta:document-statistic meta:table-count="0" meta:image-count="0" meta:object-count="7" meta:page-count="8" meta:paragraph-count="26" meta:word-count="156" meta:character-count="1197" meta:non-whitespace-character-count="10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149cm"/>
    </style:style>
    <style:style style:name="co2"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84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1.23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none" style:vertical-align="top"/>
      <style:paragraph-properties fo:text-align="start"/>
    </style:style>
    <style:style style:name="ce2" style:family="table-cell" style:parent-style-name="Default" style:data-style-name="N100">
      <style:table-cell-properties style:text-align-source="fix" style:repeat-content="false" fo:wrap-option="wrap" fo:border="0.06pt solid #000000" style:vertical-align="top"/>
      <style:paragraph-properties fo:text-align="start"/>
    </style:style>
    <style:style style:name="ce3" style:family="table-cell" style:parent-style-name="Default">
      <style:table-cell-properties style:text-align-source="fix" style:repeat-content="false" style:vertical-align="top"/>
      <style:paragraph-properties fo:text-align="start"/>
    </style:style>
  </office:automatic-styles>
  <office:body>
    <office:spreadsheet>
      <table:table table:name="Termina Main" table:style-name="ta1">
        <table:table-column table:style-name="co1" table:number-columns-repeated="2" table:default-cell-style-name="ce3"/>
        <table:table-column table:style-name="co2" table:number-columns-repeated="1022" table:default-cell-style-name="ce3"/>
        <table:table-row table:style-name="ro1">
          <table:table-cell table:style-name="ce1" office:value-type="string">
            <text:p>Variables:</text:p>
          </table:table-cell>
          <table:table-cell table:style-name="ce1"/>
          <table:table-cell table:number-columns-repeated="1022"/>
        </table:table-row>
        <table:table-row table:style-name="ro2">
          <table:table-cell table:style-name="ce2" office:value-type="string">
            <text:p>TerminaGraph tg</text:p>
          </table:table-cell>
          <table:table-cell table:style-name="ce2" office:value-type="string">
            <text:p>The TerminaGraph that holds the displayed information of the ongoing game.</text:p>
          </table:table-cell>
          <table:table-cell table:number-columns-repeated="1022"/>
        </table:table-row>
        <table:table-row table:style-name="ro1">
          <table:table-cell table:style-name="ce2" office:value-type="string">
            <text:p>color BACKGROUND</text:p>
          </table:table-cell>
          <table:table-cell table:style-name="ce2" office:value-type="string">
            <text:p>The background color of visualization</text:p>
          </table:table-cell>
          <table:table-cell table:number-columns-repeated="1022"/>
        </table:table-row>
        <table:table-row table:style-name="ro1">
          <table:table-cell table:style-name="ce2" office:value-type="string">
            <text:p>color STROKE</text:p>
          </table:table-cell>
          <table:table-cell table:style-name="ce2" office:value-type="string">
            <text:p>The color used to draw lines and borders around shapes.</text:p>
          </table:table-cell>
          <table:table-cell table:number-columns-repeated="1022"/>
        </table:table-row>
        <table:table-row table:style-name="ro1">
          <table:table-cell table:style-name="ce2" office:value-type="string">
            <text:p>color BLUE</text:p>
          </table:table-cell>
          <table:table-cell table:style-name="ce2" office:value-type="string">
            <text:p>The blue used in the Termina logo.</text:p>
          </table:table-cell>
          <table:table-cell table:number-columns-repeated="1022"/>
        </table:table-row>
        <table:table-row table:style-name="ro1">
          <table:table-cell table:style-name="ce2" office:value-type="string">
            <text:p>color YELLOW</text:p>
          </table:table-cell>
          <table:table-cell table:style-name="ce2" office:value-type="string">
            <text:p>The yellow used in the Termina logo.</text:p>
          </table:table-cell>
          <table:table-cell table:number-columns-repeated="1022"/>
        </table:table-row>
        <table:table-row table:style-name="ro1">
          <table:table-cell table:style-name="ce2" office:value-type="string">
            <text:p>color RED</text:p>
          </table:table-cell>
          <table:table-cell table:style-name="ce2" office:value-type="string">
            <text:p>The red used in the Termina logo.</text:p>
          </table:table-cell>
          <table:table-cell table:number-columns-repeated="1022"/>
        </table:table-row>
        <table:table-row table:style-name="ro1">
          <table:table-cell table:style-name="ce2" office:value-type="string">
            <text:p>color TEXT</text:p>
          </table:table-cell>
          <table:table-cell table:style-name="ce2" office:value-type="string">
            <text:p>The color of the displayed text.</text:p>
          </table:table-cell>
          <table:table-cell table:number-columns-repeated="1022"/>
        </table:table-row>
        <table:table-row table:style-name="ro1">
          <table:table-cell table:style-name="ce2" office:value-type="string">
            <text:p>color GREY</text:p>
          </table:table-cell>
          <table:table-cell table:style-name="ce2" office:value-type="string">
            <text:p>A light grey used for highlighting. </text:p>
          </table:table-cell>
          <table:table-cell table:number-columns-repeated="1022"/>
        </table:table-row>
        <table:table-row table:style-name="ro1">
          <table:table-cell table:style-name="ce2" office:value-type="string">
            <text:p>color CORRECT</text:p>
          </table:table-cell>
          <table:table-cell table:style-name="ce2" office:value-type="string">
            <text:p>Background color of the correct Tags.</text:p>
          </table:table-cell>
          <table:table-cell table:number-columns-repeated="1022"/>
        </table:table-row>
        <table:table-row table:style-name="ro1">
          <table:table-cell table:style-name="ce2" office:value-type="string">
            <text:p>color WRONG</text:p>
          </table:table-cell>
          <table:table-cell table:style-name="ce2" office:value-type="string">
            <text:p>Background color of the worng Tags.</text:p>
          </table:table-cell>
          <table:table-cell table:number-columns-repeated="1022"/>
        </table:table-row>
        <table:table-row table:style-name="ro1">
          <table:table-cell table:style-name="ce2" office:value-type="string">
            <text:p>color UNKNOWN</text:p>
          </table:table-cell>
          <table:table-cell table:style-name="ce2" office:value-type="string">
            <text:p>Background color of the unknown Tags.</text:p>
          </table:table-cell>
          <table:table-cell table:number-columns-repeated="1022"/>
        </table:table-row>
        <table:table-row table:style-name="ro3">
          <table:table-cell table:style-name="ce1" table:number-columns-repeated="2"/>
          <table:table-cell table:number-columns-repeated="1022"/>
        </table:table-row>
        <table:table-row table:style-name="ro1">
          <table:table-cell table:style-name="ce1" office:value-type="string">
            <text:p>Methods</text:p>
          </table:table-cell>
          <table:table-cell table:style-name="ce1"/>
          <table:table-cell table:number-columns-repeated="1022"/>
        </table:table-row>
        <table:table-row table:style-name="ro4">
          <table:table-cell table:style-name="ce2" office:value-type="string">
            <text:p>void setup()</text:p>
          </table:table-cell>
          <table:table-cell table:style-name="ce2" office:value-type="string">
            <text:p>Processing method.</text:p>
            <text:p>Called once when the programm is started. Used to set initial properties as size etc.</text:p>
          </table:table-cell>
          <table:table-cell table:number-columns-repeated="1022"/>
        </table:table-row>
        <table:table-row table:style-name="ro4">
          <table:table-cell table:style-name="ce2" office:value-type="string">
            <text:p>void draw() </text:p>
          </table:table-cell>
          <table:table-cell table:style-name="ce2" office:value-type="string">
            <text:p>Processing method. Is excecuted continously. Used to calculate the new positions of the vertices of tg and to display them afterwards.</text:p>
          </table:table-cell>
          <table:table-cell table:number-columns-repeated="1022"/>
        </table:table-row>
        <table:table-row table:style-name="ro1">
          <table:table-cell table:style-name="ce2" office:value-type="string">
            <text:p>void setTerm(String term)</text:p>
          </table:table-cell>
          <table:table-cell table:style-name="ce2" office:value-type="string">
            <text:p>Sets the string of the centerVertex of tg.</text:p>
          </table:table-cell>
          <table:table-cell table:number-columns-repeated="1022"/>
        </table:table-row>
        <table:table-row table:style-name="ro1">
          <table:table-cell table:style-name="ce2" office:value-type="string">
            <text:p>void setDisplayWidth(int w)</text:p>
          </table:table-cell>
          <table:table-cell table:style-name="ce2" office:value-type="string">
            <text:p>Sets the width of the processing instance.</text:p>
          </table:table-cell>
          <table:table-cell table:number-columns-repeated="1022"/>
        </table:table-row>
        <table:table-row table:style-name="ro2">
          <table:table-cell table:style-name="ce2" office:value-type="string">
            <text:p>void addTag(String s, float distance, int size, String matchType)</text:p>
          </table:table-cell>
          <table:table-cell table:style-name="ce2" office:value-type="string">
            <text:p>Calls tg.addTag with the given parameters.</text:p>
          </table:table-cell>
          <table:table-cell table:number-columns-repeated="1022"/>
        </table:table-row>
        <table:table-row table:style-name="ro1">
          <table:table-cell table:style-name="ce2" office:value-type="string">
            <text:p>void mix()</text:p>
          </table:table-cell>
          <table:table-cell table:style-name="ce2" office:value-type="string">
            <text:p>Calls tg.mix().</text:p>
          </table:table-cell>
          <table:table-cell table:number-columns-repeated="1022"/>
        </table:table-row>
        <table:table-row table:style-name="ro2">
          <table:table-cell table:style-name="ce2" office:value-type="string">
            <text:p>boolean isRight(float ax, float ay, float bx, float by, float cx, float cy)</text:p>
          </table:table-cell>
          <table:table-cell table:style-name="ce2" office:value-type="string">
            <text:p>Determines if the point with coordinates (cx,cy) is right of the line from (ax,ay) to (bx,by)</text:p>
          </table:table-cell>
          <table:table-cell table:number-columns-repeated="1022"/>
        </table:table-row>
        <table:table-row table:style-name="ro2">
          <table:table-cell table:style-name="ce2" office:value-type="string">
            <text:p>boolean isLeft(float ax, float ay, float bx, float by, float cx, float cy)</text:p>
          </table:table-cell>
          <table:table-cell table:style-name="ce2" office:value-type="string">
            <text:p>See isRight().</text:p>
          </table:table-cell>
          <table:table-cell table:number-columns-repeated="1022"/>
        </table:table-row>
        <table:table-row table:style-name="ro3" table:number-rows-repeated="1048553">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149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235cm" fo:break-before="auto" style:use-optimal-row-height="true"/>
    </style:style>
    <style:style style:name="ro4" style:family="table-row">
      <style:table-row-properties style:row-height="1.628cm" fo:break-before="auto" style:use-optimal-row-height="true"/>
    </style:style>
    <style:style style:name="ro5" style:family="table-row">
      <style:table-row-properties style:row-height="1.737cm" fo:break-before="auto" style:use-optimal-row-height="false"/>
    </style:style>
    <style:style style:name="ro6" style:family="table-row">
      <style:table-row-properties style:row-height="3.993cm" fo:break-before="auto" style:use-optimal-row-height="true"/>
    </style:style>
    <style:style style:name="ro7" style:family="table-row">
      <style:table-row-properties style:row-height="1.446cm" fo:break-before="auto" style:use-optimal-row-height="false"/>
    </style:style>
    <style:style style:name="ro8" style:family="table-row">
      <style:table-row-properties style:row-height="0.894cm" fo:break-before="auto" style:use-optimal-row-height="false"/>
    </style:style>
    <style:style style:name="ro9" style:family="table-row">
      <style:table-row-properties style:row-height="0.8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data-style-name="N100">
      <style:table-cell-properties style:text-align-source="fix" style:repeat-content="false" fo:wrap-option="wrap" fo:border="0.06pt solid #000000" style:vertical-align="top"/>
      <style:paragraph-properties fo:text-align="start"/>
    </style:style>
  </office:automatic-styles>
  <office:body>
    <office:spreadsheet>
      <table:table table:name="Termina Graph" table:style-name="ta1">
        <table:table-column table:style-name="co1" table:number-columns-repeated="2" table:default-cell-style-name="ce1"/>
        <table:table-column table:style-name="co2" table:number-columns-repeated="1022" table:default-cell-style-name="ce1"/>
        <table:table-row table:style-name="ro1" table:number-rows-repeated="2">
          <table:table-cell table:number-columns-repeated="1024"/>
        </table:table-row>
        <table:table-row table:style-name="ro2">
          <table:table-cell table:style-name="ce2" office:value-type="string">
            <text:p>Variables:</text:p>
          </table:table-cell>
          <table:table-cell table:style-name="ce2"/>
          <table:table-cell table:number-columns-repeated="1022"/>
        </table:table-row>
        <table:table-row table:style-name="ro2">
          <table:table-cell table:style-name="ce3" office:value-type="string">
            <text:p>Vertex centerVertex</text:p>
          </table:table-cell>
          <table:table-cell table:style-name="ce3" office:value-type="string">
            <text:p>The Vertex in the center off the visualisation.</text:p>
          </table:table-cell>
          <table:table-cell table:number-columns-repeated="1022"/>
        </table:table-row>
        <table:table-row table:style-name="ro2">
          <table:table-cell table:style-name="ce3" office:value-type="string">
            <text:p>float cx</text:p>
          </table:table-cell>
          <table:table-cell table:style-name="ce3" office:value-type="string">
            <text:p>X coordinate of the center. Gets updated by setSize()</text:p>
          </table:table-cell>
          <table:table-cell table:number-columns-repeated="1022"/>
        </table:table-row>
        <table:table-row table:style-name="ro2">
          <table:table-cell table:style-name="ce3" office:value-type="string">
            <text:p>float cy</text:p>
          </table:table-cell>
          <table:table-cell table:style-name="ce3" office:value-type="string">
            <text:p>Y coordinate of the center</text:p>
          </table:table-cell>
          <table:table-cell table:number-columns-repeated="1022"/>
        </table:table-row>
        <table:table-row table:style-name="ro2">
          <table:table-cell table:style-name="ce3" office:value-type="string">
            <text:p>String term</text:p>
          </table:table-cell>
          <table:table-cell table:style-name="ce3" office:value-type="string">
            <text:p>The term of this gameround. Is set by setTerm()</text:p>
          </table:table-cell>
          <table:table-cell table:number-columns-repeated="1022"/>
        </table:table-row>
        <table:table-row table:style-name="ro2">
          <table:table-cell table:style-name="ce3" office:value-type="string">
            <text:p>ArrayList vertices</text:p>
          </table:table-cell>
          <table:table-cell table:style-name="ce3" office:value-type="string">
            <text:p>Contains all vertices that surround the centerVertex.</text:p>
          </table:table-cell>
          <table:table-cell table:number-columns-repeated="1022"/>
        </table:table-row>
        <table:table-row table:style-name="ro3">
          <table:table-cell table:style-name="ce3" office:value-type="string">
            <text:p>boolean verticesMoving</text:p>
          </table:table-cell>
          <table:table-cell table:style-name="ce3" office:value-type="string">
            <text:p>Is true if at least one of the vertices is moving, and false if they have all stopped. Gets updated by TerminaMain.draw(). </text:p>
          </table:table-cell>
          <table:table-cell table:number-columns-repeated="1022"/>
        </table:table-row>
        <table:table-row table:style-name="ro1">
          <table:table-cell table:style-name="ce2" table:number-columns-repeated="2"/>
          <table:table-cell table:number-columns-repeated="1022"/>
        </table:table-row>
        <table:table-row table:style-name="ro2">
          <table:table-cell table:style-name="ce2" office:value-type="string">
            <text:p>Methods:</text:p>
          </table:table-cell>
          <table:table-cell table:style-name="ce2"/>
          <table:table-cell table:number-columns-repeated="1022"/>
        </table:table-row>
        <table:table-row table:style-name="ro2">
          <table:table-cell table:style-name="ce3" office:value-type="string">
            <text:p>TerminaGraph()</text:p>
          </table:table-cell>
          <table:table-cell table:style-name="ce3" office:value-type="string">
            <text:p>Constructor</text:p>
          </table:table-cell>
          <table:table-cell table:number-columns-repeated="1022"/>
        </table:table-row>
        <table:table-row table:style-name="ro2">
          <table:table-cell table:style-name="ce3" office:value-type="string">
            <text:p>void setTerm(String term)</text:p>
          </table:table-cell>
          <table:table-cell table:style-name="ce3" office:value-type="string">
            <text:p>Sets the term of this TerminaGraph and centerVertex.s.</text:p>
          </table:table-cell>
          <table:table-cell table:number-columns-repeated="1022"/>
        </table:table-row>
        <table:table-row table:style-name="ro4">
          <table:table-cell table:style-name="ce3" office:value-type="string">
            <text:p>void collide()</text:p>
          </table:table-cell>
          <table:table-cell table:style-name="ce3" office:value-type="string">
            <text:p>Checks if there is any pair of vertices that overlap. If so, the newAngle attributes of the according vertices are changed to increase the distance between the vertices. Is called by TerminaMain.draw();</text:p>
          </table:table-cell>
          <table:table-cell table:number-columns-repeated="1022"/>
        </table:table-row>
        <table:table-row table:style-name="ro2">
          <table:table-cell table:style-name="ce3" office:value-type="string">
            <text:p>boolean overlapping(Vertex v, Vertex w)</text:p>
          </table:table-cell>
          <table:table-cell table:style-name="ce3" office:value-type="string">
            <text:p>If two vertices overlap.</text:p>
          </table:table-cell>
          <table:table-cell table:number-columns-repeated="1022"/>
        </table:table-row>
        <table:table-row table:style-name="ro5">
          <table:table-cell table:style-name="ce3" office:value-type="string">
            <text:p>void mix() </text:p>
          </table:table-cell>
          <table:table-cell table:style-name="ce3" office:value-type="string">
            <text:p>Mixes the order of the Vertices in the vertices list randomly, and changes their angles accordingly. Used for testing.</text:p>
          </table:table-cell>
          <table:table-cell table:number-columns-repeated="1022"/>
        </table:table-row>
        <table:table-row table:style-name="ro6">
          <table:table-cell table:style-name="ce3" office:value-type="string">
            <text:p>Vertex newVertex(String s, float distance, int size, String matchType) </text:p>
          </table:table-cell>
          <table:table-cell table:style-name="ce3" office:value-type="string">
            <text:p>Constructs a new vertex. Maps the matchType parameter to the color of the new vertex. NewVertex() should not be called independently.</text:p>
            <text:p>Params: </text:p>
            <text:p>s: the string displayed in the new vertex.</text:p>
            <text:p>distance: the distance of the Vertex from the center.</text:p>
            <text:p>size: the fontsize that is used to display s. </text:p>
            <text:p>matchType: either „directMatch“,“indirectMatch“ or „WRONG“</text:p>
            <text:p>Returns: the new Vertex</text:p>
          </table:table-cell>
          <table:table-cell table:number-columns-repeated="1022"/>
        </table:table-row>
        <table:table-row table:style-name="ro7">
          <table:table-cell table:style-name="ce3" office:value-type="string">
            <text:p>void addTag(String s, float distance, int size, String matchType)</text:p>
          </table:table-cell>
          <table:table-cell table:style-name="ce3" office:value-type="string">
            <text:p>Calls newVertex(...) with the given parameters, adds it to vertices list and calls updatePositions(). </text:p>
          </table:table-cell>
          <table:table-cell table:number-columns-repeated="1022"/>
        </table:table-row>
        <table:table-row table:style-name="ro8">
          <table:table-cell table:style-name="ce3" office:value-type="string">
            <text:p>void updatePositions() </text:p>
          </table:table-cell>
          <table:table-cell table:style-name="ce3" office:value-type="string">
            <text:p>Arranges the vertices arround the center.</text:p>
          </table:table-cell>
          <table:table-cell table:number-columns-repeated="1022"/>
        </table:table-row>
        <table:table-row table:style-name="ro9">
          <table:table-cell table:style-name="ce3" office:value-type="string">
            <text:p>void setDisplayWidth(int newWidth) </text:p>
          </table:table-cell>
          <table:table-cell table:style-name="ce3" office:value-type="string">
            <text:p>Sets the width of this sketch, and arranges the vertices accordingly.</text:p>
          </table:table-cell>
          <table:table-cell table:number-columns-repeated="1022"/>
        </table:table-row>
        <table:table-row table:style-name="ro9">
          <table:table-cell table:style-name="ce3" office:value-type="string">
            <text:p>void moveVertices()</text:p>
          </table:table-cell>
          <table:table-cell table:style-name="ce3" office:value-type="string">
            <text:p>Calls move() on every vertex in the vertices list. Updates the verticesMoving attribute.</text:p>
          </table:table-cell>
          <table:table-cell table:number-columns-repeated="1022"/>
        </table:table-row>
        <table:table-row table:style-name="ro4">
          <table:table-cell table:style-name="ce3" office:value-type="string">
            <text:p>void collideWithCenter()</text:p>
          </table:table-cell>
          <table:table-cell table:style-name="ce3" office:value-type="string">
            <text:p>Checks if there is a vertex in the vertices list that overlaps with centerVertex. If so, the newAngle and the distance attribute are changed to move the vertex away from the center.</text:p>
          </table:table-cell>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149cm"/>
    </style:style>
    <style:style style:name="co2"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446cm" fo:break-before="auto" style:use-optimal-row-height="false"/>
    </style:style>
    <style:style style:name="ro5" style:family="table-row">
      <style:table-row-properties style:row-height="1.446cm" fo:break-before="auto" style:use-optimal-row-height="false"/>
    </style:style>
    <style:style style:name="ro6" style:family="table-row">
      <style:table-row-properties style:row-height="0.894cm" fo:break-before="auto" style:use-optimal-row-height="fals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style:text-position=""/>
    </style:style>
    <style:style style:name="ce2" style:family="table-cell" style:parent-style-name="Default" style:data-style-name="N100">
      <style:table-cell-properties style:text-align-source="fix" style:repeat-content="false" fo:wrap-option="wrap" fo:border="0.06pt solid #000000" style:vertical-align="top"/>
      <style:paragraph-properties fo:text-align="start"/>
      <style:text-properties style:text-positi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data-style-name="N100">
      <style:table-cell-properties style:text-align-source="fix" style:repeat-content="false" fo:wrap-option="wrap" fo:border="0.06pt solid #000000" style:vertical-align="top"/>
      <style:paragraph-properties fo:text-align="start"/>
    </style:style>
  </office:automatic-styles>
  <office:body>
    <office:spreadsheet>
      <table:table table:name="Vertex" table:style-name="ta1">
        <table:table-column table:style-name="co1" table:number-columns-repeated="2" table:default-cell-style-name="ce4"/>
        <table:table-row table:style-name="ro1">
          <table:table-cell table:style-name="ce3" office:value-type="string">
            <text:p>Variables:</text:p>
          </table:table-cell>
          <table:table-cell table:style-name="ce3"/>
        </table:table-row>
        <table:table-row table:style-name="ro1">
          <table:table-cell office:value-type="string">
            <text:p>float x</text:p>
          </table:table-cell>
          <table:table-cell office:value-type="string">
            <text:p>X-coordinate of the Posiiton of this vertex.</text:p>
          </table:table-cell>
        </table:table-row>
        <table:table-row table:style-name="ro1">
          <table:table-cell office:value-type="string">
            <text:p>float y</text:p>
          </table:table-cell>
          <table:table-cell office:value-type="string">
            <text:p>Y-coordinate of the Posiiton of this vertex.</text:p>
          </table:table-cell>
        </table:table-row>
        <table:table-row table:style-name="ro1">
          <table:table-cell office:value-type="string">
            <text:p>int size</text:p>
          </table:table-cell>
          <table:table-cell office:value-type="string">
            <text:p>The fontsize that is used to display s.</text:p>
          </table:table-cell>
        </table:table-row>
        <table:table-row table:style-name="ro2">
          <table:table-cell office:value-type="string">
            <text:p>String s</text:p>
          </table:table-cell>
          <table:table-cell office:value-type="string">
            <text:p>The string that is displayed in this vertex. May contain linebreaks. </text:p>
          </table:table-cell>
        </table:table-row>
        <table:table-row table:style-name="ro1">
          <table:table-cell office:value-type="string">
            <text:p>float distance</text:p>
          </table:table-cell>
          <table:table-cell office:value-type="string">
            <text:p>The distance of the point (x,y) from the center.</text:p>
          </table:table-cell>
        </table:table-row>
        <table:table-row table:style-name="ro3">
          <table:table-cell office:value-type="string">
            <text:p>float angle</text:p>
          </table:table-cell>
          <table:table-cell office:value-type="string">
            <text:p>The angle under which the Vertex appears. See updatePosition() for details. The values of angle should range from 0 to 2*Pi. </text:p>
          </table:table-cell>
        </table:table-row>
        <table:table-row table:style-name="ro1">
          <table:table-cell office:value-type="string">
            <text:p>float newAngle</text:p>
          </table:table-cell>
          <table:table-cell office:value-type="string">
            <text:p>The angle towards the vertice is moving. </text:p>
          </table:table-cell>
        </table:table-row>
        <table:table-row table:style-name="ro1">
          <table:table-cell office:value-type="string">
            <text:p>float tw</text:p>
          </table:table-cell>
          <table:table-cell office:value-type="string">
            <text:p>The textwidth needed to display s.</text:p>
          </table:table-cell>
        </table:table-row>
        <table:table-row table:style-name="ro1">
          <table:table-cell office:value-type="string">
            <text:p>float th</text:p>
          </table:table-cell>
          <table:table-cell office:value-type="string">
            <text:p>The textheight needed to display s.</text:p>
          </table:table-cell>
        </table:table-row>
        <table:table-row table:style-name="ro2">
          <table:table-cell office:value-type="string">
            <text:p>float h</text:p>
          </table:table-cell>
          <table:table-cell office:value-type="string">
            <text:p>The sum of the Ascent and the Descent off the current font. Used to calculate th.</text:p>
          </table:table-cell>
        </table:table-row>
        <table:table-row table:style-name="ro1">
          <table:table-cell office:value-type="string">
            <text:p>float radi</text:p>
          </table:table-cell>
          <table:table-cell office:value-type="string">
            <text:p>The radius of the rounded corners of the text box.</text:p>
          </table:table-cell>
        </table:table-row>
        <table:table-row table:style-name="ro2">
          <table:table-cell office:value-type="string">
            <text:p>color c</text:p>
          </table:table-cell>
          <table:table-cell office:value-type="string">
            <text:p>The color that is used to draw the text box. (usually WRONG, CORRECT, or UNKNOWN)</text:p>
          </table:table-cell>
        </table:table-row>
        <table:table-row table:style-name="ro3">
          <table:table-cell office:value-type="string">
            <text:p>boolean own</text:p>
          </table:table-cell>
          <table:table-cell office:value-type="string">
            <text:p>Whether the vertex represents a tag that is given by the current player or by someone else. Should only be used for a resutlGraph, not during the game. </text:p>
          </table:table-cell>
        </table:table-row>
        <table:table-row table:style-name="ro3">
          <table:table-cell office:value-type="string">
            <text:p>boolean moving</text:p>
          </table:table-cell>
          <table:table-cell office:value-type="string">
            <text:p>Whether the difference of newAngle and angle is bigger than a small threshold. If true, the will move if move() is called.</text:p>
          </table:table-cell>
        </table:table-row>
        <table:table-row table:style-name="ro4">
          <table:table-cell table:style-name="ce3" table:number-columns-repeated="2"/>
        </table:table-row>
        <table:table-row table:style-name="ro1">
          <table:table-cell table:style-name="ce3" office:value-type="string">
            <text:p>Methods:</text:p>
          </table:table-cell>
          <table:table-cell table:style-name="ce3"/>
        </table:table-row>
        <table:table-row table:style-name="ro5">
          <table:table-cell office:value-type="string">
            <text:p>Vertex(float x, float y, int size, String s, float distance, color c) </text:p>
          </table:table-cell>
          <table:table-cell office:value-type="string">
            <text:p>Constructor</text:p>
          </table:table-cell>
        </table:table-row>
        <table:table-row table:style-name="ro6">
          <table:table-cell office:value-type="string">
            <text:p>void display()</text:p>
          </table:table-cell>
          <table:table-cell office:value-type="string">
            <text:p>Displays the vertex. The point (x,y) is the center of the displayed rectangle and the displayed text. See processing textAlign() and rectMode() methods for detail. </text:p>
          </table:table-cell>
        </table:table-row>
        <table:table-row table:style-name="ro3">
          <table:table-cell office:value-type="string">
            <text:p>void setMovement(float to, float off)</text:p>
          </table:table-cell>
          <table:table-cell office:value-type="string">
            <text:p>Sets new Angle to – 2 * PI * to / off – PI /2. This way if setMovement(7,9) is called, the vertex will move to position 7 of 9 equally arranged positions. </text:p>
          </table:table-cell>
        </table:table-row>
        <table:table-row table:style-name="ro2">
          <table:table-cell office:value-type="string">
            <text:p>void move()</text:p>
          </table:table-cell>
          <table:table-cell office:value-type="string">
            <text:p>Updates the angle according to newAngle and calls updatePosition() afterwards. </text:p>
          </table:table-cell>
        </table:table-row>
        <table:table-row table:style-name="ro3">
          <table:table-cell office:value-type="string">
            <text:p>void updatePosition()</text:p>
          </table:table-cell>
          <table:table-cell office:value-type="string">
            <text:p>Recalculates x and y off the vertex, according to its angle, its distance from the center of the sketch, and the current center of the sketch. </text:p>
          </table:table-cell>
        </table:table-row>
        <table:table-row table:style-name="ro2">
          <table:table-cell office:value-type="string">
            <text:p>void collideWithBorders()</text:p>
          </table:table-cell>
          <table:table-cell office:value-type="string">
            <text:p>Checks whether the vertex is outside the sketch and sets its distance accordingly.</text:p>
          </table:table-cell>
        </table:table-row>
        <table:table-row table:style-name="ro3">
          <table:table-cell office:value-type="string">
            <text:p>float[] getCorners()</text:p>
          </table:table-cell>
          <table:table-cell office:value-type="string">
            <text:p>Returns the the coordinates of the corners of the vertex. The array contains the coordinates in the following order: [x1,y1,x2,y2,x3,y3,x4,y4].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149cm"/>
    </style:style>
    <style:style style:name="co2"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737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0.894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text-position=""/>
    </style:style>
    <style:style style:name="ce2" style:family="table-cell" style:parent-style-name="Default" style:data-style-name="N100">
      <style:table-cell-properties style:text-align-source="fix" style:repeat-content="false" fo:wrap-option="wrap" fo:border="0.06pt solid #000000" style:vertical-align="top"/>
      <style:paragraph-properties fo:text-align="start"/>
      <style:text-properties style:text-position=""/>
    </style:style>
    <style:style style:name="ce3" style:family="table-cell" style:parent-style-name="Default">
      <style:table-cell-properties fo:wrap-option="wrap"/>
    </style:style>
    <style:style style:name="ce4" style:family="table-cell" style:parent-style-name="Default" style:data-style-name="N100">
      <style:table-cell-properties style:text-align-source="fix" style:repeat-content="false" fo:wrap-option="wrap" fo:border="0.06pt solid #000000" style:vertical-align="top"/>
      <style:paragraph-properties fo:text-align="start"/>
    </style:style>
  </office:automatic-styles>
  <office:body>
    <office:spreadsheet>
      <table:table table:name="TerminaResultsMain" table:style-name="ta1">
        <table:table-column table:style-name="co1" table:number-columns-repeated="2" table:default-cell-style-name="ce4"/>
        <table:table-row table:style-name="ro1">
          <table:table-cell table:style-name="ce3" office:value-type="string">
            <text:p>Variables:</text:p>
          </table:table-cell>
          <table:table-cell table:style-name="ce3"/>
        </table:table-row>
        <table:table-row table:style-name="ro2">
          <table:table-cell office:value-type="string">
            <text:p>ResultGraph tg</text:p>
          </table:table-cell>
          <table:table-cell office:value-type="string">
            <text:p>The ResultGraph that contains all displayable objects for this sketch.</text:p>
          </table:table-cell>
        </table:table-row>
        <table:table-row table:style-name="ro1">
          <table:table-cell office:value-type="string">
            <text:p>color BACKGROUND</text:p>
          </table:table-cell>
          <table:table-cell office:value-type="string">
            <text:p>The background color of visualization</text:p>
          </table:table-cell>
        </table:table-row>
        <table:table-row table:style-name="ro1">
          <table:table-cell office:value-type="string">
            <text:p>color STROKE</text:p>
          </table:table-cell>
          <table:table-cell office:value-type="string">
            <text:p>The color used to draw lines and borders around shapes.</text:p>
          </table:table-cell>
        </table:table-row>
        <table:table-row table:style-name="ro1">
          <table:table-cell office:value-type="string">
            <text:p>color BLUE</text:p>
          </table:table-cell>
          <table:table-cell office:value-type="string">
            <text:p>The blue used in the Termina logo.</text:p>
          </table:table-cell>
        </table:table-row>
        <table:table-row table:style-name="ro1">
          <table:table-cell office:value-type="string">
            <text:p>color YELLOW</text:p>
          </table:table-cell>
          <table:table-cell office:value-type="string">
            <text:p>The yellow used in the Termina logo.</text:p>
          </table:table-cell>
        </table:table-row>
        <table:table-row table:style-name="ro1">
          <table:table-cell office:value-type="string">
            <text:p>color RED</text:p>
          </table:table-cell>
          <table:table-cell office:value-type="string">
            <text:p>The red used in the Termina logo.</text:p>
          </table:table-cell>
        </table:table-row>
        <table:table-row table:style-name="ro1">
          <table:table-cell office:value-type="string">
            <text:p>color TEXT</text:p>
          </table:table-cell>
          <table:table-cell office:value-type="string">
            <text:p>The color of the displayed text.</text:p>
          </table:table-cell>
        </table:table-row>
        <table:table-row table:style-name="ro1">
          <table:table-cell office:value-type="string">
            <text:p>color GREY</text:p>
          </table:table-cell>
          <table:table-cell office:value-type="string">
            <text:p>A light grey used for highlighting. </text:p>
          </table:table-cell>
        </table:table-row>
        <table:table-row table:style-name="ro1">
          <table:table-cell office:value-type="string">
            <text:p>color CORRECT</text:p>
          </table:table-cell>
          <table:table-cell office:value-type="string">
            <text:p>Background color of the correct Tags.</text:p>
          </table:table-cell>
        </table:table-row>
        <table:table-row table:style-name="ro1">
          <table:table-cell office:value-type="string">
            <text:p>color WRONG</text:p>
          </table:table-cell>
          <table:table-cell office:value-type="string">
            <text:p>Background color of the worng Tags.</text:p>
          </table:table-cell>
        </table:table-row>
        <table:table-row table:style-name="ro1">
          <table:table-cell office:value-type="string">
            <text:p>color UNKNOWN</text:p>
          </table:table-cell>
          <table:table-cell office:value-type="string">
            <text:p>Background color of the unknown Tags.</text:p>
          </table:table-cell>
        </table:table-row>
        <table:table-row table:style-name="ro2">
          <table:table-cell office:value-type="string">
            <text:p>boolean moving</text:p>
          </table:table-cell>
          <table:table-cell office:value-type="string">
            <text:p>Whether there are displayed objects that are moving. If „moving“ is false, the current frame is stored in frame.</text:p>
          </table:table-cell>
        </table:table-row>
        <table:table-row table:style-name="ro2">
          <table:table-cell office:value-type="string">
            <text:p>PImage frame</text:p>
          </table:table-cell>
          <table:table-cell office:value-type="string">
            <text:p>The image of the steady sketch. Is used to shorten the calculation time of draw().</text:p>
          </table:table-cell>
        </table:table-row>
        <table:table-row table:style-name="ro1">
          <table:table-cell office:value-type="string">
            <text:p>boolean frameSet</text:p>
          </table:table-cell>
          <table:table-cell office:value-type="string">
            <text:p>Whether „frame“ has been set.</text:p>
          </table:table-cell>
        </table:table-row>
        <table:table-row table:style-name="ro3">
          <table:table-cell table:style-name="ce3" table:number-columns-repeated="2"/>
        </table:table-row>
        <table:table-row table:style-name="ro1">
          <table:table-cell table:style-name="ce3" office:value-type="string">
            <text:p>Methods:</text:p>
          </table:table-cell>
          <table:table-cell table:style-name="ce3"/>
        </table:table-row>
        <table:table-row table:style-name="ro4">
          <table:table-cell office:value-type="string">
            <text:p>void setup()</text:p>
          </table:table-cell>
          <table:table-cell office:value-type="string">
            <text:p>Processing method.</text:p>
            <text:p>Called once when the programm is started. Used to set initial properties as size etc.</text:p>
          </table:table-cell>
        </table:table-row>
        <table:table-row table:style-name="ro5">
          <table:table-cell office:value-type="string">
            <text:p>void draw() </text:p>
          </table:table-cell>
          <table:table-cell office:value-type="string">
            <text:p>Processing method. Is excecuted continously. Used to calculate the new positions of the displayable objects within tg and to display them.</text:p>
          </table:table-cell>
        </table:table-row>
        <table:table-row table:style-name="ro1">
          <table:table-cell office:value-type="string">
            <text:p>void setTerm(String term)</text:p>
          </table:table-cell>
          <table:table-cell office:value-type="string">
            <text:p>calls tg.setTerm(...);</text:p>
          </table:table-cell>
        </table:table-row>
        <table:table-row table:style-name="ro1">
          <table:table-cell office:value-type="string">
            <text:p>void setDisplayWidth(int w)</text:p>
          </table:table-cell>
          <table:table-cell office:value-type="string">
            <text:p>calls tg.setDisplayWidth(...)</text:p>
          </table:table-cell>
        </table:table-row>
        <table:table-row table:style-name="ro2">
          <table:table-cell office:value-type="string">
            <text:p>void addTag(String s, float distance, int size, String matchType)</text:p>
          </table:table-cell>
          <table:table-cell office:value-type="string">
            <text:p>calls tg.addTag(...) should not be used for the results mode. </text:p>
          </table:table-cell>
        </table:table-row>
        <table:table-row table:style-name="ro2">
          <table:table-cell office:value-type="string">
            <text:p>void addOwnTag(String s, float distance, int size, String matchType)</text:p>
          </table:table-cell>
          <table:table-cell office:value-type="string">
            <text:p>calls tg.addOwnTag()</text:p>
          </table:table-cell>
        </table:table-row>
        <table:table-row table:style-name="ro2">
          <table:table-cell office:value-type="string">
            <text:p>void addForeignTag(String s, float distance, int size, String matchType)</text:p>
          </table:table-cell>
          <table:table-cell office:value-type="string">
            <text:p>calls tg.addForeignTag();</text:p>
          </table:table-cell>
        </table:table-row>
        <table:table-row table:style-name="ro1">
          <table:table-cell office:value-type="string">
            <text:p>void separateTags()</text:p>
          </table:table-cell>
          <table:table-cell office:value-type="string">
            <text:p>calls tg.separateTags2();</text:p>
          </table:table-cell>
        </table:table-row>
        <table:table-row table:style-name="ro1">
          <table:table-cell office:value-type="string">
            <text:p>void highlightOwnTags()</text:p>
          </table:table-cell>
          <table:table-cell office:value-type="string">
            <text:p>calls tg.highlightOwnTags();</text:p>
          </table:table-cell>
        </table:table-row>
        <table:table-row table:style-name="ro1">
          <table:table-cell office:value-type="string">
            <text:p>void mix()</text:p>
          </table:table-cell>
          <table:table-cell office:value-type="string">
            <text:p>calls tg.mix();</text:p>
          </table:table-cell>
        </table:table-row>
        <table:table-row table:style-name="ro2">
          <table:table-cell office:value-type="string">
            <text:p>void moveToOff(float to, float of)</text:p>
          </table:table-cell>
          <table:table-cell office:value-type="string">
            <text:p>moves the the first vertex in tg.vertices position „to“ of „of“ position. Should only be used for testing. </text:p>
          </table:table-cell>
        </table:table-row>
        <table:table-row table:style-name="ro2">
          <table:table-cell office:value-type="string">
            <text:p>boolean isRight(float ax, float ay, float bx, float by, float cx, float cy)</text:p>
          </table:table-cell>
          <table:table-cell office:value-type="string">
            <text:p>Determines if the point with coordinates (cx,cy) is right of the line from (ax,ay) to (bx,by)</text:p>
          </table:table-cell>
        </table:table-row>
        <table:table-row table:style-name="ro2">
          <table:table-cell office:value-type="string">
            <text:p>boolean isLeft(float ax, float ay, float bx, float by, float cx, float cy)</text:p>
          </table:table-cell>
          <table:table-cell office:value-type="string">
            <text:p>See isRight().</text:p>
          </table:table-cell>
        </table:table-row>
        <table:table-row table:style-name="ro1">
          <table:table-cell office:value-type="string">
            <text:p>void shrinkExpand()</text:p>
          </table:table-cell>
          <table:table-cell office:value-type="string">
            <text:p>calls tg.shrinkExpand()</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869cm"/>
    </style:style>
    <style:style style:name="co2" style:family="table-column">
      <style:table-column-properties fo:break-before="auto" style:column-width="9.504cm"/>
    </style:style>
    <style:style style:name="co3"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284cm" fo:break-before="auto" style:use-optimal-row-height="true"/>
    </style:style>
    <style:style style:name="ro6" style:family="table-row">
      <style:table-row-properties style:row-height="1.737cm" fo:break-before="auto" style:use-optimal-row-height="false"/>
    </style:style>
    <style:style style:name="ro7" style:family="table-row">
      <style:table-row-properties style:row-height="1.446cm" fo:break-before="auto" style:use-optimal-row-height="false"/>
    </style:style>
    <style:style style:name="ro8" style:family="table-row">
      <style:table-row-properties style:row-height="0.894cm" fo:break-before="auto" style:use-optimal-row-height="false"/>
    </style:style>
    <style:style style:name="ro9" style:family="table-row">
      <style:table-row-properties style:row-height="2.101cm" fo:break-before="auto" style:use-optimal-row-height="true"/>
    </style:style>
    <style:style style:name="ro10" style:family="table-row">
      <style:table-row-properties style:row-height="0.875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data-style-name="N100">
      <style:table-cell-properties style:text-align-source="fix" style:repeat-content="false" fo:wrap-option="wrap" fo:border="0.06pt solid #000000" style:vertical-align="top"/>
      <style:paragraph-properties fo:text-align="start"/>
    </style:style>
  </office:automatic-styles>
  <office:body>
    <office:spreadsheet>
      <table:table table:name="ResultGraph" table:style-name="ta1">
        <table:table-column table:style-name="co1" table:default-cell-style-name="ce2"/>
        <table:table-column table:style-name="co2" table:default-cell-style-name="ce2"/>
        <table:table-row table:style-name="ro1">
          <table:table-cell table:style-name="ce1" office:value-type="string">
            <text:p>Variables:</text:p>
          </table:table-cell>
          <table:table-cell table:style-name="ce1"/>
        </table:table-row>
        <table:table-row table:style-name="ro1">
          <table:table-cell office:value-type="string">
            <text:p>ArrayList&lt;Vertex&gt; ownTags</text:p>
          </table:table-cell>
          <table:table-cell office:value-type="string">
            <text:p>Represents the tags that were given by the current user.</text:p>
          </table:table-cell>
        </table:table-row>
        <table:table-row table:style-name="ro1">
          <table:table-cell office:value-type="string">
            <text:p>ArrayList&lt;Vertex&gt; correctTags</text:p>
          </table:table-cell>
          <table:table-cell office:value-type="string">
            <text:p>Represents all correct tags.</text:p>
          </table:table-cell>
        </table:table-row>
        <table:table-row table:style-name="ro1">
          <table:table-cell office:value-type="string">
            <text:p>ArrayList&lt;Vertex&gt; unknownTags</text:p>
          </table:table-cell>
          <table:table-cell office:value-type="string">
            <text:p>Represents all unknonw tags.</text:p>
          </table:table-cell>
        </table:table-row>
        <table:table-row table:style-name="ro1">
          <table:table-cell office:value-type="string">
            <text:p>ArrayList&lt;Vertex&gt; wrongTags</text:p>
          </table:table-cell>
          <table:table-cell office:value-type="string">
            <text:p>Represents all wrong tags</text:p>
          </table:table-cell>
        </table:table-row>
        <table:table-row table:style-name="ro1">
          <table:table-cell office:value-type="string">
            <text:p>ArrayList&lt;Vertex&gt; foreignTags</text:p>
          </table:table-cell>
          <table:table-cell office:value-type="string">
            <text:p>Represents all tags that were given by other users.</text:p>
          </table:table-cell>
        </table:table-row>
        <table:table-row table:style-name="ro1">
          <table:table-cell office:value-type="string">
            <text:p>boolean high</text:p>
          </table:table-cell>
          <table:table-cell office:value-type="string">
            <text:p>Whether arcDeTriomphe should be displayed.</text:p>
          </table:table-cell>
        </table:table-row>
        <table:table-row table:style-name="ro2">
          <table:table-cell office:value-type="string">
            <text:p>RoundedArc arcDeTriomphe </text:p>
          </table:table-cell>
          <table:table-cell office:value-type="string">
            <text:p>If displayed it highlights the tags that were given by the current user.</text:p>
          </table:table-cell>
        </table:table-row>
        <table:table-row table:style-name="ro3">
          <table:table-cell table:style-name="ce1" table:number-columns-repeated="2"/>
        </table:table-row>
        <table:table-row table:style-name="ro1">
          <table:table-cell table:style-name="ce1" office:value-type="string">
            <text:p>Methods:</text:p>
          </table:table-cell>
          <table:table-cell table:style-name="ce1"/>
        </table:table-row>
        <table:table-row table:style-name="ro1">
          <table:table-cell office:value-type="string">
            <text:p>ResultGraph()</text:p>
          </table:table-cell>
          <table:table-cell office:value-type="string">
            <text:p>Constructor</text:p>
          </table:table-cell>
        </table:table-row>
        <table:table-row table:style-name="ro4">
          <table:table-cell office:value-type="string">
            <text:p>float getBiggestCornerDistance(ArrayList&lt;Vertex&gt; al)</text:p>
          </table:table-cell>
          <table:table-cell office:value-type="string">
            <text:p>Returns the biggest distance from the center that the corners of the vertices in al have. Is used to the correct parameters in arcDeTriomphe.</text:p>
          </table:table-cell>
        </table:table-row>
        <table:table-row table:style-name="ro4">
          <table:table-cell office:value-type="string">
            <text:p>float getSmallestCornerDistance(ArrayList&lt;Vertex&gt; al)</text:p>
          </table:table-cell>
          <table:table-cell office:value-type="string">
            <text:p>Returns the smallest distance from the center that the corners of the vertices in al have. Is used to set the correct parameters in arcDeTriomphe.</text:p>
          </table:table-cell>
        </table:table-row>
        <table:table-row table:style-name="ro2">
          <table:table-cell office:value-type="string">
            <text:p>float[] getCornerDistances(Vertex v, float posx, float posy)</text:p>
          </table:table-cell>
          <table:table-cell office:value-type="string">
            <text:p>Returns the distances the corners of v have from (posx,posy).</text:p>
          </table:table-cell>
        </table:table-row>
        <table:table-row table:style-name="ro5">
          <table:table-cell office:value-type="string">
            <text:p>Vertex newVertex(String s, float distance, int size, </text:p>
            <text:p>String matchType) </text:p>
          </table:table-cell>
          <table:table-cell office:value-type="string">
            <text:p>Extends the inherited method by adding the new Vertex to wrongTags, correctTags or unknownTags, according to matchType.</text:p>
          </table:table-cell>
        </table:table-row>
        <table:table-row table:style-name="ro6">
          <table:table-cell office:value-type="string">
            <text:p>void addOwnTag(String s, int distance, int size, </text:p>
            <text:p>String matchType) </text:p>
          </table:table-cell>
          <table:table-cell office:value-type="string">
            <text:p>Calls newVertex(...) and adds the new Vertex to OwnTags</text:p>
          </table:table-cell>
        </table:table-row>
        <table:table-row table:style-name="ro2">
          <table:table-cell office:value-type="string">
            <text:p>void addForeignTag(String s, int distance, int size, String matchType) </text:p>
          </table:table-cell>
          <table:table-cell office:value-type="string">
            <text:p>Calls newVertex(...) and adds the new Vertex to foreignTags</text:p>
          </table:table-cell>
        </table:table-row>
        <table:table-row table:style-name="ro7">
          <table:table-cell office:value-type="string">
            <text:p>void separateTags()</text:p>
          </table:table-cell>
          <table:table-cell office:value-type="string">
            <text:p>Arranges the vertices to separate ownTags and ForeignTags.</text:p>
          </table:table-cell>
        </table:table-row>
        <table:table-row table:style-name="ro8">
          <table:table-cell office:value-type="string">
            <text:p>void separateTags2()</text:p>
          </table:table-cell>
          <table:table-cell office:value-type="string">
            <text:p>Alternatice arrangement to separateTags(). Currently in use.</text:p>
          </table:table-cell>
        </table:table-row>
        <table:table-row table:style-name="ro9">
          <table:table-cell office:value-type="string">
            <text:p>void distributeEqually(ArrayList&lt;Vertex&gt; al, float from, float to, </text:p>
            <text:p>Float of)</text:p>
          </table:table-cell>
          <table:table-cell office:value-type="string">
            <text:p>Spreads the vertices in al from position „from“ to position „to“ in a total of „of“ positions. Is used by separateTags2().</text:p>
            <text:p>distributeEqually(someVerts, 2,3,4) arranges all vertices in someVerts in the second and third quater around the center. All verties then have equal distances. </text:p>
          </table:table-cell>
        </table:table-row>
        <table:table-row table:style-name="ro10">
          <table:table-cell office:value-type="string">
            <text:p>ArrayList&lt;Vertex&gt; filterMatching(ArrayList&lt;Vertex&gt; verts, </text:p>
            <text:p>Color c)</text:p>
          </table:table-cell>
          <table:table-cell office:value-type="string">
            <text:p>Returns all vertices in verts that have color c.</text:p>
          </table:table-cell>
        </table:table-row>
        <table:table-row table:style-name="ro1">
          <table:table-cell office:value-type="string">
            <text:p>void highlightOwnTags() </text:p>
          </table:table-cell>
          <table:table-cell office:value-type="string">
            <text:p>Sets high to true.</text:p>
          </table:table-cell>
        </table:table-row>
        <table:table-row table:style-name="ro1">
          <table:table-cell office:value-type="string">
            <text:p>void downlightOwnTags() </text:p>
          </table:table-cell>
          <table:table-cell office:value-type="string">
            <text:p>Sets high to false.</text:p>
          </table:table-cell>
        </table:table-row>
        <table:table-row table:style-name="ro2">
          <table:table-cell office:value-type="string">
            <text:p>void updateVertexDistances() </text:p>
          </table:table-cell>
          <table:table-cell office:value-type="string">
            <text:p>Moves the wrongTags further from the center, and the correctTags closer to the center.</text:p>
          </table:table-cell>
        </table:table-row>
        <table:table-row table:style-name="ro1">
          <table:table-cell office:value-type="string">
            <text:p>boolean isArcMoving()</text:p>
          </table:table-cell>
          <table:table-cell office:value-type="string">
            <text:p>Whether arcDeTriomphe is still moving.</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7.978cm"/>
    </style:style>
    <style:style style:name="co2" style:family="table-column">
      <style:table-column-properties fo:break-before="auto" style:column-width="9.149cm"/>
    </style:style>
    <style:style style:name="co3"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1.737cm" fo:break-before="auto" style:use-optimal-row-height="false"/>
    </style:style>
    <style:style style:name="ro5" style:family="table-row">
      <style:table-row-properties style:row-height="1.446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style:text-position=""/>
    </style:style>
    <style:style style:name="ce2" style:family="table-cell" style:parent-style-name="Default" style:data-style-name="N100">
      <style:table-cell-properties style:text-align-source="fix" style:repeat-content="false" fo:wrap-option="wrap" fo:border="0.06pt solid #000000" style:vertical-align="top"/>
      <style:paragraph-properties fo:text-align="start"/>
      <style:text-properties style:text-positi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data-style-name="N100">
      <style:table-cell-properties style:text-align-source="fix" style:repeat-content="false" fo:wrap-option="wrap" fo:border="0.06pt solid #000000" style:vertical-align="top"/>
      <style:paragraph-properties fo:text-align="start"/>
    </style:style>
  </office:automatic-styles>
  <office:body>
    <office:spreadsheet>
      <table:table table:name="RoundedArc" table:style-name="ta1">
        <table:table-column table:style-name="co1" table:default-cell-style-name="ce4"/>
        <table:table-column table:style-name="co2" table:default-cell-style-name="ce4"/>
        <table:table-row table:style-name="ro1">
          <table:table-cell table:style-name="ce3" office:value-type="string">
            <text:p>Variables:</text:p>
          </table:table-cell>
          <table:table-cell table:style-name="ce3"/>
        </table:table-row>
        <table:table-row table:style-name="ro1">
          <table:table-cell office:value-type="string">
            <text:p>float <text:s/>start</text:p>
          </table:table-cell>
          <table:table-cell office:value-type="string">
            <text:p>The angle where the highlighting starts.</text:p>
          </table:table-cell>
        </table:table-row>
        <table:table-row table:style-name="ro1">
          <table:table-cell office:value-type="string">
            <text:p>float <text:s/>stop</text:p>
          </table:table-cell>
          <table:table-cell office:value-type="string">
            <text:p>The angle where the highlighting stops.</text:p>
          </table:table-cell>
        </table:table-row>
        <table:table-row table:style-name="ro2">
          <table:table-cell office:value-type="string">
            <text:p>float <text:s/>r</text:p>
          </table:table-cell>
          <table:table-cell office:value-type="string">
            <text:p>The middle radius of the middle radius of the arc. r + rs is the outer radius, r – rs is the inner radius.</text:p>
          </table:table-cell>
        </table:table-row>
        <table:table-row table:style-name="ro1">
          <table:table-cell office:value-type="string">
            <text:p>float <text:s/>rs</text:p>
          </table:table-cell>
          <table:table-cell office:value-type="string">
            <text:p>The radius of the circles at start and stop of the arc.</text:p>
          </table:table-cell>
        </table:table-row>
        <table:table-row table:style-name="ro1">
          <table:table-cell office:value-type="string">
            <text:p>ResultGraph rg</text:p>
          </table:table-cell>
          <table:table-cell office:value-type="string">
            <text:p>The ResultGraph of this sketch.</text:p>
          </table:table-cell>
        </table:table-row>
        <table:table-row table:style-name="ro2">
          <table:table-cell office:value-type="string">
            <text:p>Vertex first</text:p>
          </table:table-cell>
          <table:table-cell office:value-type="string">
            <text:p>The first Vertex to be highlighted. Usully the Vertex in rg.ownTags with the smallest angle.</text:p>
          </table:table-cell>
        </table:table-row>
        <table:table-row table:style-name="ro2">
          <table:table-cell office:value-type="string">
            <text:p>Vertex last</text:p>
          </table:table-cell>
          <table:table-cell office:value-type="string">
            <text:p>The last Vertex to be highlighted. Usually the vertex in rg.ownTags with the biggest angle.</text:p>
          </table:table-cell>
        </table:table-row>
        <table:table-row table:style-name="ro2">
          <table:table-cell office:value-type="string">
            <text:p>float startMargin</text:p>
          </table:table-cell>
          <table:table-cell office:value-type="string">
            <text:p>Extra value used to include debording vertices. Used in calculation of start.</text:p>
          </table:table-cell>
        </table:table-row>
        <table:table-row table:style-name="ro2">
          <table:table-cell office:value-type="string">
            <text:p>float stopMargin</text:p>
          </table:table-cell>
          <table:table-cell office:value-type="string">
            <text:p>Extra value used to include debording vertices. Used in calculation of stop.</text:p>
          </table:table-cell>
        </table:table-row>
        <table:table-row table:style-name="ro2">
          <table:table-cell office:value-type="string">
            <text:p>boolean moving</text:p>
          </table:table-cell>
          <table:table-cell office:value-type="string">
            <text:p>Whether start or stop are changing due to moving vertices.</text:p>
          </table:table-cell>
        </table:table-row>
        <table:table-row table:style-name="ro2">
          <table:table-cell office:value-type="string">
            <text:p>boolean shrinking</text:p>
          </table:table-cell>
          <table:table-cell office:value-type="string">
            <text:p>Whether start or stop are changing due debording vertices.</text:p>
          </table:table-cell>
        </table:table-row>
        <table:table-row table:style-name="ro3">
          <table:table-cell table:style-name="ce3" table:number-columns-repeated="2"/>
        </table:table-row>
        <table:table-row table:style-name="ro1">
          <table:table-cell table:style-name="ce3" office:value-type="string">
            <text:p>Methods:</text:p>
          </table:table-cell>
          <table:table-cell table:style-name="ce3"/>
        </table:table-row>
        <table:table-row table:style-name="ro2">
          <table:table-cell office:value-type="string">
            <text:p>RoundedArc(float start, float stop, float r, float rs, ResultGraph rg)</text:p>
          </table:table-cell>
          <table:table-cell office:value-type="string">
            <text:p>Constructor</text:p>
          </table:table-cell>
        </table:table-row>
        <table:table-row table:style-name="ro4">
          <table:table-cell office:value-type="string">
            <text:p>void display()</text:p>
          </table:table-cell>
          <table:table-cell office:value-type="string">
            <text:p>Displays this arc. Color GREY is used.</text:p>
          </table:table-cell>
        </table:table-row>
        <table:table-row table:style-name="ro2">
          <table:table-cell office:value-type="string">
            <text:p>void update()</text:p>
          </table:table-cell>
          <table:table-cell office:value-type="string">
            <text:p>Updates r,rs, start and stop according to changes in rg.ownTags. StartMargin and stopMargin are used.</text:p>
          </table:table-cell>
        </table:table-row>
        <table:table-row table:style-name="ro5">
          <table:table-cell office:value-type="string">
            <text:p>void shrinkExpand()</text:p>
          </table:table-cell>
          <table:table-cell office:value-type="string">
            <text:p>Updates startMargin and stopMargin. Used to include debording vertices or reduce the arcs length if possib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628cm"/>
    </style:style>
    <style:style style:name="co2" style:family="table-column">
      <style:table-column-properties fo:break-before="auto" style:column-width="9.149cm"/>
    </style:style>
    <style:style style:name="co3"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style>
    <style:style style:name="ce2" style:family="table-cell" style:parent-style-name="Default" style:data-style-name="N100">
      <style:table-cell-properties fo:wrap-option="wrap" fo:border="0.06pt solid #000000"/>
    </style:style>
  </office:automatic-styles>
  <office:body>
    <office:spreadsheet>
      <table:table table:name="ActionVertex" table:style-name="ta1">
        <table:table-column table:style-name="co1" table:default-cell-style-name="ce2"/>
        <table:table-column table:style-name="co2" table:default-cell-style-name="ce2"/>
        <table:table-row table:style-name="ro1">
          <table:table-cell table:style-name="ce1" office:value-type="string">
            <text:p>Variables:</text:p>
          </table:table-cell>
          <table:table-cell table:style-name="ce1"/>
        </table:table-row>
        <table:table-row table:style-name="ro2">
          <table:table-cell office:value-type="string">
            <text:p>Int bonusMargin</text:p>
          </table:table-cell>
          <table:table-cell office:value-type="string">
            <text:p>a value that can be set to separate make actionVertex occupy more space. Doesn't change its appearance</text:p>
          </table:table-cell>
        </table:table-row>
        <table:table-row table:style-name="ro1">
          <table:table-cell office:value-type="string">
            <text:p>Boolean over</text:p>
          </table:table-cell>
          <table:table-cell office:value-type="string">
            <text:p>if the mouse is currently over this vertex</text:p>
          </table:table-cell>
        </table:table-row>
        <table:table-row table:style-name="ro1">
          <table:table-cell office:value-type="string">
            <text:p>color lighter</text:p>
          </table:table-cell>
          <table:table-cell office:value-type="string">
            <text:p>a lighter color than the inherited color c.</text:p>
          </table:table-cell>
        </table:table-row>
        <table:table-row table:style-name="ro3">
          <table:table-cell table:style-name="ce1" table:number-columns-repeated="2"/>
        </table:table-row>
        <table:table-row table:style-name="ro1">
          <table:table-cell table:style-name="ce1" office:value-type="string">
            <text:p>Methods:</text:p>
          </table:table-cell>
          <table:table-cell table:style-name="ce1"/>
        </table:table-row>
        <table:table-row table:style-name="ro1">
          <table:table-cell office:value-type="string">
            <text:p>ActionVertex()</text:p>
          </table:table-cell>
          <table:table-cell office:value-type="string">
            <text:p>Constructor</text:p>
          </table:table-cell>
        </table:table-row>
        <table:table-row table:style-name="ro4">
          <table:table-cell office:value-type="string">
            <text:p>Void display()</text:p>
          </table:table-cell>
          <table:table-cell office:value-type="string">
            <text:p>Overrides the inherited method. Displays underline under the <text:s/>string s. If over is true then the lighter color is used for the background.</text:p>
          </table:table-cell>
        </table:table-row>
        <table:table-row table:style-name="ro2">
          <table:table-cell office:value-type="string">
            <text:p>void mouseOver()</text:p>
          </table:table-cell>
          <table:table-cell office:value-type="string">
            <text:p>Method that is called when the mouse moves over this vertex. Over is set to true.</text:p>
          </table:table-cell>
        </table:table-row>
        <table:table-row table:style-name="ro2">
          <table:table-cell office:value-type="string">
            <text:p>void mouseLeft()</text:p>
          </table:table-cell>
          <table:table-cell office:value-type="string">
            <text:p>Method that is called when the mouse leaves this vertex. Over is set to false</text:p>
          </table:table-cell>
        </table:table-row>
        <table:table-row table:style-name="ro4">
          <table:table-cell office:value-type="string">
            <text:p>void action()</text:p>
          </table:table-cell>
          <table:table-cell office:value-type="string">
            <text:p>The action that is performed on a mouse click. Calls the clickEvent method that has to be implemented in the surrounding javascript.</text:p>
          </table:table-cell>
        </table:table-row>
        <table:table-row table:style-name="ro1">
          <table:table-cell office:value-type="string">
            <text:p>getTh()</text:p>
          </table:table-cell>
          <table:table-cell office:value-type="string">
            <text:p>Returns the textheight plus the current bonusMargin * 0.5</text:p>
          </table:table-cell>
        </table:table-row>
        <table:table-row table:style-name="ro1">
          <table:table-cell office:value-type="string">
            <text:p>getTw()</text:p>
          </table:table-cell>
          <table:table-cell office:value-type="string">
            <text:p>Returns the textwidth plus the current bonusMargin * 0.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5">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